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6f75" officeooo:paragraph-rsid="000c6f75"/>
    </style:style>
    <style:style style:name="P2" style:family="paragraph" style:parent-style-name="Standard">
      <style:text-properties officeooo:rsid="000e6b65" officeooo:paragraph-rsid="000e6b65"/>
    </style:style>
    <style:style style:name="P3" style:family="paragraph" style:parent-style-name="Standard">
      <style:text-properties officeooo:rsid="001068df" officeooo:paragraph-rsid="001068df"/>
    </style:style>
    <style:style style:name="P4" style:family="paragraph" style:parent-style-name="Standard">
      <style:text-properties officeooo:rsid="00119d43" officeooo:paragraph-rsid="00119d43"/>
    </style:style>
    <style:style style:name="P5" style:family="paragraph" style:parent-style-name="Standard">
      <style:text-properties officeooo:rsid="0013620f" officeooo:paragraph-rsid="0013620f"/>
    </style:style>
    <style:style style:name="P6" style:family="paragraph" style:parent-style-name="Standard">
      <style:text-properties officeooo:rsid="0013af0f" officeooo:paragraph-rsid="0013af0f"/>
    </style:style>
    <style:style style:name="P7" style:family="paragraph" style:parent-style-name="Standard">
      <style:text-properties officeooo:rsid="001506d2" officeooo:paragraph-rsid="001506d2"/>
    </style:style>
    <style:style style:name="P8" style:family="paragraph" style:parent-style-name="Standard">
      <style:text-properties officeooo:rsid="001603d6" officeooo:paragraph-rsid="001603d6"/>
    </style:style>
    <style:style style:name="P9" style:family="paragraph" style:parent-style-name="Standard">
      <style:text-properties officeooo:rsid="001983dd" officeooo:paragraph-rsid="001983dd"/>
    </style:style>
    <style:style style:name="P10" style:family="paragraph" style:parent-style-name="Standard">
      <style:text-properties officeooo:rsid="001a477e" officeooo:paragraph-rsid="001a477e"/>
    </style:style>
    <style:style style:name="P11" style:family="paragraph" style:parent-style-name="Standard">
      <style:text-properties officeooo:rsid="001ade39" officeooo:paragraph-rsid="001ade39"/>
    </style:style>
    <style:style style:name="P12" style:family="paragraph" style:parent-style-name="Standard">
      <style:text-properties officeooo:rsid="001c77ad" officeooo:paragraph-rsid="001c77ad"/>
    </style:style>
    <style:style style:name="P13" style:family="paragraph" style:parent-style-name="Standard">
      <style:text-properties officeooo:rsid="001c9fd9" officeooo:paragraph-rsid="001c9fd9"/>
    </style:style>
    <style:style style:name="P14" style:family="paragraph" style:parent-style-name="Standard">
      <style:text-properties officeooo:rsid="001f3664" officeooo:paragraph-rsid="001f3664"/>
    </style:style>
    <style:style style:name="P15" style:family="paragraph" style:parent-style-name="Standard">
      <style:text-properties officeooo:rsid="001f9769" officeooo:paragraph-rsid="001f9769"/>
    </style:style>
    <style:style style:name="P16" style:family="paragraph" style:parent-style-name="Standard">
      <style:text-properties officeooo:rsid="00208efe" officeooo:paragraph-rsid="00208efe"/>
    </style:style>
    <style:style style:name="P17" style:family="paragraph" style:parent-style-name="Standard">
      <style:text-properties officeooo:rsid="0021882f" officeooo:paragraph-rsid="0021882f"/>
    </style:style>
    <style:style style:name="P18" style:family="paragraph" style:parent-style-name="Standard">
      <style:text-properties officeooo:rsid="0021882f" officeooo:paragraph-rsid="00278cb7"/>
    </style:style>
    <style:style style:name="P19" style:family="paragraph" style:parent-style-name="Standard">
      <style:text-properties officeooo:paragraph-rsid="0021882f"/>
    </style:style>
    <style:style style:name="P20" style:family="paragraph" style:parent-style-name="Standard">
      <style:text-properties officeooo:paragraph-rsid="00278cb7"/>
    </style:style>
    <style:style style:name="P21" style:family="paragraph" style:parent-style-name="Standard">
      <style:text-properties officeooo:rsid="0016032d" officeooo:paragraph-rsid="0016032d"/>
    </style:style>
    <style:style style:name="P22" style:family="paragraph" style:parent-style-name="Standard">
      <style:text-properties officeooo:rsid="002ad467" officeooo:paragraph-rsid="002ad467"/>
    </style:style>
    <style:style style:name="P23" style:family="paragraph" style:parent-style-name="Standard">
      <style:text-properties officeooo:rsid="002c5d46" officeooo:paragraph-rsid="002c5d46"/>
    </style:style>
    <style:style style:name="P24" style:family="paragraph" style:parent-style-name="Standard">
      <style:text-properties officeooo:paragraph-rsid="002c5d46"/>
    </style:style>
    <style:style style:name="T1" style:family="text">
      <style:text-properties officeooo:rsid="001511d4"/>
    </style:style>
    <style:style style:name="T2" style:family="text">
      <style:text-properties officeooo:rsid="001af39d"/>
    </style:style>
    <style:style style:name="T3" style:family="text">
      <style:text-properties officeooo:rsid="0021882f"/>
    </style:style>
    <style:style style:name="T4" style:family="text">
      <style:text-properties officeooo:rsid="00238216"/>
    </style:style>
    <style:style style:name="T5" style:family="text">
      <style:text-properties officeooo:rsid="00274bfd"/>
    </style:style>
    <style:style style:name="T6" style:family="text">
      <style:text-properties officeooo:rsid="00276671"/>
    </style:style>
    <style:style style:name="T7" style:family="text">
      <style:text-properties officeooo:rsid="00278cb7"/>
    </style:style>
    <style:style style:name="T8" style:family="text">
      <style:text-properties officeooo:rsid="00296786"/>
    </style:style>
    <style:style style:name="T9" style:family="text">
      <style:text-properties officeooo:rsid="002c5d46"/>
    </style:style>
    <style:style style:name="T10" style:family="text">
      <style:text-properties officeooo:rsid="002e1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ático <text:span text:style-name="T1">(Clang vs CPPcheck<text:tab/>) - Clang no sublime 3</text:span></text:p>
      <text:p text:style-name="P1"><text:a xlink:type="simple" xlink:href="http://stackoverflow.com/questions/2873/choosing-a-static-code-analysis-tool" text:style-name="Internet_20_link" text:visited-style-name="Visited_20_Internet_20_Link">http://stackoverflow.com/questions/2873/choosing-a-static-code-analysis-tool</text:a></text:p>
      <text:p text:style-name="P1"><text:a xlink:type="simple" xlink:href="https://en.wikipedia.org/wiki/List_of_tools_for_static_code_analysis" text:style-name="Internet_20_link" text:visited-style-name="Visited_20_Internet_20_Link">https://en.wikipedia.org/wiki/List_of_tools_for_static_code_analysis</text:a></text:p>
      <text:p text:style-name="P1"><text:a xlink:type="simple" xlink:href="http://clang-analyzer.llvm.org/" text:style-name="Internet_20_link" text:visited-style-name="Visited_20_Internet_20_Link">http://clang-analyzer.llvm.org/</text:a></text:p>
      <text:p text:style-name="P2"><text:a xlink:type="simple" xlink:href="http://phaedsys.com/principals/programmingresearch/index.html" text:style-name="Internet_20_link" text:visited-style-name="Visited_20_Internet_20_Link">http://phaedsys.com/principals/programmingresearch/index.html</text:a></text:p>
      <text:p text:style-name="P2"><text:a xlink:type="simple" xlink:href="http://cppcheck.sourceforge.net/" text:style-name="Internet_20_link" text:visited-style-name="Visited_20_Internet_20_Link">http://cppcheck.sourceforge.net/</text:a></text:p>
      <text:p text:style-name="P3"><text:a xlink:type="simple" xlink:href="https://sergioprado.org/analisando-codigo-fonte-cc-com-a-ferramenta-cppcheck/" text:style-name="Internet_20_link" text:visited-style-name="Visited_20_Internet_20_Link">https://sergioprado.org/analisando-codigo-fonte-cc-com-a-ferramenta-cppcheck/</text:a></text:p>
      <text:p text:style-name="P4"><text:a xlink:type="simple" xlink:href="https://sergioprado.org/analise-estatica-codigo/" text:style-name="Internet_20_link" text:visited-style-name="Visited_20_Internet_20_Link">https://sergioprado.org/analise-estatica-codigo/</text:a></text:p>
      <text:p text:style-name="P5"><text:a xlink:type="simple" xlink:href="https://forum.sublimetext.com/t/clang-c-c-objective-c-objective-c-autocomplete/3305" text:style-name="Internet_20_link" text:visited-style-name="Visited_20_Internet_20_Link">https://forum.sublimetext.com/t/clang-c-c-objective-c-objective-c-autocomplete/3305</text:a></text:p>
      <text:p text:style-name="P6"><text:a xlink:type="simple" xlink:href="http://clang.llvm.org/get_started.html" text:style-name="Internet_20_link" text:visited-style-name="Visited_20_Internet_20_Link">http://clang.llvm.org/get_started.html</text:a></text:p>
      <text:p text:style-name="P7"><text:a xlink:type="simple" xlink:href="http://doc.qt.io/qtcreator/creator-clang-static-analyzer.html" text:style-name="Internet_20_link" text:visited-style-name="Visited_20_Internet_20_Link">http://doc.qt.io/qtcreator/creator-clang-static-analyzer.html</text:a></text:p>
      <text:p text:style-name="P21"><text:a xlink:type="simple" xlink:href="https://forum.qt.io/topic/2352/which-tools-for-static-code-analysis-do-you-use/6" text:style-name="Internet_20_link" text:visited-style-name="Visited_20_Internet_20_Link">https://forum.qt.io/topic/2352/which-tools-for-static-code-analysis-do-you-use/6</text:a></text:p>
      <text:p text:style-name="P22"><text:a xlink:type="simple" xlink:href="https://kevinaboos.wordpress.com/2013/07/23/clang-tutorial-part-i-introduction/" text:style-name="Internet_20_link" text:visited-style-name="Visited_20_Internet_20_Link">https://kevinaboos.wordpress.com/2013/07/23/clang-tutorial-part-i-introduction/</text:a></text:p>
      <text:p text:style-name="P22"/>
      <text:p text:style-name="P8"/>
      <text:p text:style-name="P9">Dinâmico (<text:span text:style-name="T2">Valgrind vs FJalar</text:span>) - </text:p>
      <text:p text:style-name="P10"><text:a xlink:type="simple" xlink:href="http://www.embedded.com/design/safety-and-security/4419780/Static-vs--dynamic-analysis-for-secure-code-development--Part-2" text:style-name="Internet_20_link" text:visited-style-name="Visited_20_Internet_20_Link">http://www.embedded.com/design/safety-and-security/4419780/Static-vs--dynamic-analysis-for-secure-code-development--Part-2</text:a></text:p>
      <text:p text:style-name="P11"><text:a xlink:type="simple" xlink:href="http://stackoverflow.com/questions/49937/what-is-dynamic-code-analysis" text:style-name="Internet_20_link" text:visited-style-name="Visited_20_Internet_20_Link">http://stackoverflow.com/questions/49937/what-is-dynamic-code-analysis</text:a></text:p>
      <text:p text:style-name="P12"><text:a xlink:type="simple" xlink:href="http://groups.csail.mit.edu/pag/fjalar/" text:style-name="Internet_20_link" text:visited-style-name="Visited_20_Internet_20_Link">http://groups.csail.mit.edu/pag/fjalar/</text:a></text:p>
      <text:p text:style-name="P13"><text:a xlink:type="simple" xlink:href="http://valgrind.org/" text:style-name="Internet_20_link" text:visited-style-name="Visited_20_Internet_20_Link">http://valgrind.org/</text:a></text:p>
      <text:p text:style-name="P14"><text:a xlink:type="simple" xlink:href="http://valgrind.org/docs/manual/quick-start.html" text:style-name="Internet_20_link" text:visited-style-name="Visited_20_Internet_20_Link">http://valgrind.org/docs/manual/quick-start.html</text:a></text:p>
      <text:p text:style-name="P15"><text:a xlink:type="simple" xlink:href="https://github.com/codespecs/fjalar" text:style-name="Internet_20_link" text:visited-style-name="Visited_20_Internet_20_Link">https://github.com/codespecs/fjalar</text:a></text:p>
      <text:p text:style-name="P16"><text:a xlink:type="simple" xlink:href="https://github.com/codespecs/fjalar/tree/master/valgrind/fjalar/tools" text:style-name="Internet_20_link" text:visited-style-name="Visited_20_Internet_20_Link">https://github.com/codespecs/fjalar/tree/master/valgrind/fjalar/tools</text:a></text:p>
      <text:p text:style-name="P16"/>
      <text:p text:style-name="P17">Estático</text:p>
      <text:p text:style-name="P17"><text:tab/><text:span text:style-name="T4">CPPcheck: gedit, git, Qtcreator (tem de instalar plugin)</text:span></text:p>
      <text:p text:style-name="P19"><text:span text:style-name="T3"><text:tab/><text:tab/> <text:s text:c="6"/>ou em linha de comando: sudo apt-get install cppcheck</text:span></text:p>
      <text:p text:style-name="P19"><text:tab/><text:tab/> <text:s text:c="6"/><text:span text:style-name="T6">cppcheck test.c</text:span></text:p>
      <text:p text:style-name="P17"/>
      <text:p text:style-name="P18"><text:tab/><text:span text:style-name="T5">Clang: </text:span><text:tab/><text:span text:style-name="T7">já vem no Qtcreator e tem pra plugin do sublime</text:span></text:p>
      <text:p text:style-name="P20"><text:span text:style-name="T3"><text:tab/><text:tab/> <text:s text:c="6"/>ou em linha de comando: sudo apt-get install clang-3.8 lldb-3.8</text:span></text:p>
      <text:p text:style-name="P20"><text:tab/><text:tab/> <text:s text:c="6"/><text:span text:style-name="T8">clang hello.c <text:s/>-o hello</text:span></text:p>
      <text:p text:style-name="P20"/>
      <text:p text:style-name="P23">Dinâmico</text:p>
      <text:p text:style-name="P23"><text:tab/><text:span text:style-name="T10">Valgrind: sudo apt-get install valgrind</text:span></text:p>
      <text:p text:style-name="P24"><text:tab/>valgrind --leak-check=yes myprog arg1 arg2</text:p>
      <text:p text:style-name="P23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09:11.200511237</meta:creation-date>
    <meta:generator>LibreOffice/5.1.4.2$Linux_X86_64 LibreOffice_project/10m0$Build-2</meta:generator>
    <dc:date>2016-08-28T13:09:52.403665490</dc:date>
    <meta:editing-duration>PT59M57S</meta:editing-duration>
    <meta:editing-cycles>35</meta:editing-cycles>
    <meta:document-statistic meta:table-count="0" meta:image-count="0" meta:object-count="0" meta:page-count="1" meta:paragraph-count="31" meta:word-count="93" meta:character-count="1621" meta:non-whitespace-character-count="1519"/>
  </office:meta>
</office:document-meta>
</file>